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2691b" style:font-size-asian="13pt" style:font-size-complex="13pt"/>
    </style:style>
    <style:style style:name="P2" style:family="paragraph" style:parent-style-name="Standard">
      <style:text-properties fo:font-size="13pt" officeooo:paragraph-rsid="0009bcbc" style:font-size-asian="13pt" style:font-size-complex="13pt"/>
    </style:style>
    <style:style style:name="P3" style:family="paragraph" style:parent-style-name="Standard">
      <style:text-properties fo:font-size="13pt" officeooo:rsid="000b994a" officeooo:paragraph-rsid="000b994a" style:font-size-asian="13pt" style:font-size-complex="13pt"/>
    </style:style>
    <style:style style:name="P4" style:family="paragraph" style:parent-style-name="Standard">
      <style:text-properties fo:font-size="13pt" officeooo:rsid="000b994a" officeooo:paragraph-rsid="000e3d00" style:font-size-asian="13pt" style:font-size-complex="13pt"/>
    </style:style>
    <style:style style:name="P5" style:family="paragraph" style:parent-style-name="Standard">
      <style:text-properties fo:font-size="13pt" officeooo:rsid="000b994a" officeooo:paragraph-rsid="000deb07" style:font-size-asian="13pt" style:font-size-complex="13pt"/>
    </style:style>
    <style:style style:name="P6" style:family="paragraph" style:parent-style-name="Standard">
      <style:text-properties fo:font-size="13pt" officeooo:paragraph-rsid="000deb07" style:font-size-asian="13pt" style:font-size-complex="13pt"/>
    </style:style>
    <style:style style:name="P7" style:family="paragraph" style:parent-style-name="Standard">
      <style:text-properties fo:font-size="13pt" officeooo:rsid="001f999e" officeooo:paragraph-rsid="000e3d00" style:font-size-asian="13pt" style:font-size-complex="13pt"/>
    </style:style>
    <style:style style:name="P8" style:family="paragraph" style:parent-style-name="Standard">
      <style:text-properties officeooo:rsid="001f999e" officeooo:paragraph-rsid="001f999e"/>
    </style:style>
    <style:style style:name="P9" style:family="paragraph" style:parent-style-name="Standard" style:list-style-name="L1">
      <style:text-properties fo:font-size="13pt" officeooo:paragraph-rsid="0002691b" style:font-size-asian="13pt" style:font-size-complex="13pt"/>
    </style:style>
    <style:style style:name="P10" style:family="paragraph" style:parent-style-name="Standard" style:list-style-name="L2">
      <style:text-properties fo:font-size="13pt" officeooo:paragraph-rsid="0009bcbc" style:font-size-asian="13pt" style:font-size-complex="13pt"/>
    </style:style>
    <style:style style:name="P11" style:family="paragraph" style:parent-style-name="Standard" style:list-style-name="L3">
      <style:text-properties fo:font-size="13pt" officeooo:rsid="000b994a" officeooo:paragraph-rsid="000d1d96" style:font-size-asian="13pt" style:font-size-complex="13pt"/>
    </style:style>
    <style:style style:name="P12" style:family="paragraph" style:parent-style-name="Standard" style:list-style-name="L4">
      <style:text-properties fo:font-size="13pt" officeooo:rsid="000b994a" officeooo:paragraph-rsid="000b994a" style:font-size-asian="13pt" style:font-size-complex="13pt"/>
    </style:style>
    <style:style style:name="P13" style:family="paragraph" style:parent-style-name="Standard" style:list-style-name="L6">
      <style:text-properties fo:font-size="13pt" officeooo:rsid="000b994a" officeooo:paragraph-rsid="000deb07" style:font-size-asian="13pt" style:font-size-complex="13pt"/>
    </style:style>
    <style:style style:name="P14" style:family="paragraph" style:parent-style-name="Standard" style:list-style-name="L7">
      <style:text-properties fo:font-size="13pt" officeooo:rsid="000b994a" officeooo:paragraph-rsid="000e3d00" style:font-size-asian="13pt" style:font-size-complex="13pt"/>
    </style:style>
    <style:style style:name="P15" style:family="paragraph" style:parent-style-name="Standard" style:list-style-name="L8">
      <style:text-properties fo:font-size="13pt" officeooo:rsid="000b994a" officeooo:paragraph-rsid="000b994a" style:font-size-asian="13pt" style:font-size-complex="13pt"/>
    </style:style>
    <style:style style:name="P16" style:family="paragraph" style:parent-style-name="Standard" style:list-style-name="L9">
      <style:text-properties fo:font-size="13pt" officeooo:rsid="000b994a" officeooo:paragraph-rsid="000deb07" style:font-size-asian="13pt" style:font-size-complex="13pt"/>
    </style:style>
    <style:style style:name="P17" style:family="paragraph" style:parent-style-name="Standard" style:list-style-name="L10">
      <style:text-properties fo:font-size="13pt" officeooo:rsid="000b994a" officeooo:paragraph-rsid="0012c000" style:font-size-asian="13pt" style:font-size-complex="13pt"/>
    </style:style>
    <style:style style:name="P18" style:family="paragraph" style:parent-style-name="Standard" style:list-style-name="L10">
      <style:text-properties fo:font-size="13pt" officeooo:rsid="000b994a" officeooo:paragraph-rsid="000deb07" style:font-size-asian="13pt" style:font-size-complex="13pt"/>
    </style:style>
    <style:style style:name="P19" style:family="paragraph" style:parent-style-name="Standard" style:list-style-name="L11">
      <style:text-properties fo:font-size="13pt" officeooo:rsid="000b994a" officeooo:paragraph-rsid="000e3d00" style:font-size-asian="13pt" style:font-size-complex="13pt"/>
    </style:style>
    <style:style style:name="P20" style:family="paragraph" style:parent-style-name="Standard" style:list-style-name="L12">
      <style:text-properties fo:font-size="13pt" officeooo:rsid="000b994a" officeooo:paragraph-rsid="000e3d00" style:font-size-asian="13pt" style:font-size-complex="13pt"/>
    </style:style>
    <style:style style:name="P21" style:family="paragraph" style:parent-style-name="Standard" style:list-style-name="L13">
      <style:text-properties fo:font-size="13pt" officeooo:rsid="000b994a" officeooo:paragraph-rsid="000e3d00" style:font-size-asian="13pt" style:font-size-complex="13pt"/>
    </style:style>
    <style:style style:name="P22" style:family="paragraph" style:parent-style-name="Standard" style:list-style-name="L14">
      <style:text-properties fo:font-size="13pt" officeooo:rsid="000b994a" officeooo:paragraph-rsid="000e3d00" style:font-size-asian="13pt" style:font-size-complex="13pt"/>
    </style:style>
    <style:style style:name="P23" style:family="paragraph" style:parent-style-name="Standard" style:list-style-name="L15">
      <style:text-properties fo:font-size="13pt" officeooo:rsid="000b994a" officeooo:paragraph-rsid="000e3d00" style:font-size-asian="13pt" style:font-size-complex="13pt"/>
    </style:style>
    <style:style style:name="P24" style:family="paragraph" style:parent-style-name="Standard" style:list-style-name="L16">
      <style:text-properties fo:font-size="13pt" officeooo:rsid="000b994a" officeooo:paragraph-rsid="000e7ffe" style:font-size-asian="13pt" style:font-size-complex="13pt"/>
    </style:style>
    <style:style style:name="P25" style:family="paragraph" style:parent-style-name="Standard" style:list-style-name="L16">
      <style:text-properties fo:font-size="13pt" officeooo:rsid="000b994a" officeooo:paragraph-rsid="000e3d00" style:font-size-asian="13pt" style:font-size-complex="13pt"/>
    </style:style>
    <style:style style:name="P26" style:family="paragraph" style:parent-style-name="Standard" style:list-style-name="L17">
      <style:text-properties fo:font-size="13pt" officeooo:rsid="000b994a" officeooo:paragraph-rsid="000e7ffe" style:font-size-asian="13pt" style:font-size-complex="13pt"/>
    </style:style>
    <style:style style:name="P27" style:family="paragraph" style:parent-style-name="Standard" style:list-style-name="L17">
      <style:text-properties fo:font-size="13pt" officeooo:rsid="000b994a" officeooo:paragraph-rsid="000e3d00" style:font-size-asian="13pt" style:font-size-complex="13pt"/>
    </style:style>
    <style:style style:name="P28" style:family="paragraph" style:parent-style-name="Standard" style:list-style-name="L4">
      <style:text-properties fo:font-size="13pt" officeooo:paragraph-rsid="000b994a" style:font-size-asian="13pt" style:font-size-complex="13pt"/>
    </style:style>
    <style:style style:name="P29" style:family="paragraph" style:parent-style-name="Standard" style:list-style-name="L5">
      <style:text-properties fo:font-size="13pt" officeooo:paragraph-rsid="000deb07" style:font-size-asian="13pt" style:font-size-complex="13pt"/>
    </style:style>
    <style:style style:name="P30" style:family="paragraph" style:parent-style-name="Standard" style:list-style-name="L6">
      <style:text-properties fo:font-size="13pt" officeooo:paragraph-rsid="000deb07" style:font-size-asian="13pt" style:font-size-complex="13pt"/>
    </style:style>
    <style:style style:name="P31" style:family="paragraph" style:parent-style-name="Standard" style:list-style-name="L9">
      <style:text-properties fo:font-size="13pt" officeooo:paragraph-rsid="000deb07" style:font-size-asian="13pt" style:font-size-complex="13pt"/>
    </style:style>
    <style:style style:name="P32" style:family="paragraph" style:parent-style-name="Standard" style:list-style-name="L10">
      <style:text-properties fo:font-size="13pt" officeooo:paragraph-rsid="0012c000" style:font-size-asian="13pt" style:font-size-complex="13pt"/>
    </style:style>
    <style:style style:name="P33" style:family="paragraph" style:parent-style-name="Standard" style:list-style-name="L6">
      <style:text-properties officeooo:paragraph-rsid="000deb07"/>
    </style:style>
    <style:style style:name="P34" style:family="paragraph" style:parent-style-name="Standard" style:list-style-name="L9">
      <style:text-properties officeooo:paragraph-rsid="000deb07"/>
    </style:style>
    <style:style style:name="P35" style:family="paragraph" style:parent-style-name="Standard" style:list-style-name="L15">
      <style:text-properties officeooo:paragraph-rsid="000e3d00"/>
    </style:style>
    <style:style style:name="T1" style:family="text">
      <style:text-properties officeooo:rsid="003697c2"/>
    </style:style>
    <style:style style:name="T2" style:family="text">
      <style:text-properties officeooo:rsid="000455d6"/>
    </style:style>
    <style:style style:name="T3" style:family="text">
      <style:text-properties officeooo:rsid="00065530"/>
    </style:style>
    <style:style style:name="T4" style:family="text">
      <style:text-properties officeooo:rsid="00085362"/>
    </style:style>
    <style:style style:name="T5" style:family="text">
      <style:text-properties officeooo:rsid="0009bcbc"/>
    </style:style>
    <style:style style:name="T6" style:family="text">
      <style:text-properties officeooo:rsid="000d1d96"/>
    </style:style>
    <style:style style:name="T7" style:family="text">
      <style:text-properties officeooo:rsid="000deb07"/>
    </style:style>
    <style:style style:name="T8" style:family="text">
      <style:text-properties fo:font-size="13pt" officeooo:rsid="000b994a" style:font-size-asian="13pt" style:font-size-complex="13pt"/>
    </style:style>
    <style:style style:name="T9" style:family="text">
      <style:text-properties fo:font-size="13pt" officeooo:rsid="000d1d96" style:font-size-asian="13pt" style:font-size-complex="13pt"/>
    </style:style>
    <style:style style:name="T10" style:family="text">
      <style:text-properties fo:font-size="13pt" officeooo:rsid="000deb07" style:font-size-asian="13pt" style:font-size-complex="13pt"/>
    </style:style>
    <style:style style:name="T11" style:family="text">
      <style:text-properties officeooo:rsid="000e3d00"/>
    </style:style>
    <style:style style:name="T12" style:family="text">
      <style:text-properties officeooo:rsid="001526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1cm" fo:text-indent="-0.635cm" fo:margin-left="8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46cm" fo:text-indent="-0.635cm" fo:margin-left="8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81cm" fo:text-indent="-0.635cm" fo:margin-left="9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16cm" fo:text-indent="-0.635cm" fo:margin-left="10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51cm" fo:text-indent="-0.635cm" fo:margin-left="10.851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人员合同管理</text:p>
      <text:p text:style-name="P1"><text:tab/>导航<text:span text:style-name="T1">下拉名_1:合同管理</text:span></text:p>
      <text:p text:style-name="P1"><text:tab/><text:tab/>导航<text:span text:style-name="T1">名_1:合同管理</text:span></text:p>
      <text:p text:style-name="P1"><text:tab/><text:tab/><text:tab/>功能名<text:span text:style-name="T2">1:列表 功能类型:网格</text:span></text:p>
      <text:list xml:id="list1456897123240823636" text:style-name="L1">
        <text:list-item>
          <text:p text:style-name="P9"><text:bookmark-start text:name="__DdeLink__189_1487612813"/><text:bookmark-start text:name="__DdeLink__213_1487612813"/>字段名:合同类型</text:p>
        </text:list-item>
        <text:list-item>
          <text:p text:style-name="P9">字段名:合同性质</text:p>
        </text:list-item>
        <text:list-item>
          <text:p text:style-name="P9">字段名:合同编号</text:p>
        </text:list-item>
        <text:list-item>
          <text:p text:style-name="P9">字段名:用人单位<text:span text:style-name="T3">(甲方)</text:span></text:p>
        </text:list-item>
        <text:list-item>
          <text:p text:style-name="P9">字段名:职工姓名<text:span text:style-name="T3">(乙方)</text:span><text:bookmark-end text:name="__DdeLink__213_1487612813"/></text:p>
        </text:list-item>
        <text:list-item>
          <text:p text:style-name="P9">字段名:合同期限</text:p>
        </text:list-item>
        <text:list-item>
          <text:p text:style-name="P9">字段名:合同起始日</text:p>
        </text:list-item>
        <text:list-item>
          <text:p text:style-name="P9">字段名:合同约满日</text:p>
        </text:list-item>
        <text:list-item>
          <text:p text:style-name="P9">字段名:试用期时长</text:p>
        </text:list-item>
        <text:list-item>
          <text:p text:style-name="P9">字段名:是否需要合同变更</text:p>
        </text:list-item>
        <text:list-item>
          <text:p text:style-name="P9">字段名:线上存储路径</text:p>
        </text:list-item>
        <text:list-item>
          <text:p text:style-name="P9">字段名:线下存储路径</text:p>
        </text:list-item>
        <text:list-item>
          <text:p text:style-name="P9">字段名:合同状态<text:bookmark-end text:name="__DdeLink__189_1487612813"/></text:p>
        </text:list-item>
      </text:list>
      <text:p text:style-name="P1"><text:tab/><text:tab/><text:tab/>功能名<text:span text:style-name="T4">2:数据录入 功能类型:编辑</text:span></text:p>
      <text:p text:style-name="P1"><text:tab/><text:tab/><text:tab/><text:tab/>合同信息</text:p>
      <text:list xml:id="list4104296027351897807" text:style-name="L2">
        <text:list-item>
          <text:p text:style-name="P10"><text:bookmark-start text:name="__DdeLink__191_1487612813"/><text:bookmark-start text:name="__DdeLink__193_1487612813"/>字段名:合同类型 字段类型:单选框 必填</text:p>
        </text:list-item>
        <text:list-item>
          <text:p text:style-name="P10">字段名:合同性质 字段类型:单选框 必填</text:p>
        </text:list-item>
        <text:list-item>
          <text:p text:style-name="P10">字段名:合同编号 字段类型:文本框 必填</text:p>
        </text:list-item>
        <text:list-item>
          <text:p text:style-name="P10">字段名:用人单位<text:span text:style-name="T3">(甲方) 字段类型:文本框 必填</text:span></text:p>
        </text:list-item>
        <text:list-item>
          <text:p text:style-name="P10">字段名:职工姓名<text:span text:style-name="T3">(乙方) 字段类型:单选框 必填</text:span></text:p>
        </text:list-item>
        <text:list-item>
          <text:p text:style-name="P10">字段名:合同期限 字段类型:文本框 必填</text:p>
        </text:list-item>
        <text:list-item>
          <text:p text:style-name="P10">字段名:合同起始日 字段类型:日期框 必填</text:p>
        </text:list-item>
        <text:list-item>
          <text:p text:style-name="P10">字段名:合同约满日 字段类型:日期框 必填</text:p>
        </text:list-item>
        <text:list-item>
          <text:p text:style-name="P10">字段名:试用期时长 字段类型:文本框 必填</text:p>
        </text:list-item>
        <text:list-item>
          <text:p text:style-name="P10">字段名:线上存储路径 字段类型:文本框 非必填</text:p>
        </text:list-item>
        <text:list-item>
          <text:p text:style-name="P10">字段名:线下存储路径 字段类型:文本框 必填</text:p>
        </text:list-item>
        <text:list-item>
          <text:p text:style-name="P10">字段名:合同状态 字段类型:开关按钮<text:span text:style-name="T5">(正常/解除) 默认:正常</text:span><text:bookmark-end text:name="__DdeLink__193_1487612813"/><text:bookmark-end text:name="__DdeLink__191_1487612813"/></text:p>
        </text:list-item>
      </text:list>
      <text:p text:style-name="P2"><text:tab/><text:tab/><text:tab/><text:tab/>乙方信息</text:p>
      <text:list xml:id="list3494227052310812559" text:style-name="L3">
        <text:list-item>
          <text:p text:style-name="P11">字段名:姓名 字段类型:单选框 必填</text:p>
        </text:list-item>
        <text:list-item>
          <text:p text:style-name="P11">字段名:性别 字段类型:开关按钮<text:span text:style-name="T6">(男/女) 默认:女</text:span></text:p>
        </text:list-item>
        <text:list-item>
          <text:p text:style-name="P11">字段名:出生日期 字段类型:日期框 必填</text:p>
        </text:list-item>
        <text:list-item>
          <text:p text:style-name="P11"><text:soft-page-break/>字段名:证件类型 字段类型:文本框 必填</text:p>
        </text:list-item>
        <text:list-item>
          <text:p text:style-name="P11">字段名:证件号码 字段类型:文本框 必填</text:p>
        </text:list-item>
        <text:list-item>
          <text:p text:style-name="P11">字段名:联系电话 字段类型:文本框 必填</text:p>
        </text:list-item>
        <text:list-item>
          <text:p text:style-name="P11">字段名:户籍地址 字段类型:文本框 非必填</text:p>
        </text:list-item>
        <text:list-item>
          <text:p text:style-name="P11">字段名:现住址 字段类型:文本框 必填</text:p>
        </text:list-item>
        <text:list-item>
          <text:p text:style-name="P11">字段名:部门 字段类型:文本框 必填</text:p>
        </text:list-item>
        <text:list-item>
          <text:p text:style-name="P11">字段名:岗位 字段类型:文本框 必填</text:p>
        </text:list-item>
        <text:list-item>
          <text:p text:style-name="P11">字段名:是否离职 字段类型:开关按钮 默认:否</text:p>
        </text:list-item>
        <text:list-item>
          <text:p text:style-name="P11">字段名:离职时间 字段类型:日期框 非必填</text:p>
        </text:list-item>
        <text:list-item>
          <text:p text:style-name="P11">字段名:计薪方式 字段类型:文本框 必填</text:p>
        </text:list-item>
        <text:list-item>
          <text:p text:style-name="P11">字段名:基本报酬 字段类型:数字框 限制:两位小数 大于<text:span text:style-name="T7">0 必填</text:span></text:p>
        </text:list-item>
        <text:list-item>
          <text:p text:style-name="P11">字段名:薪酬发放日 字段类型:文本框 必填</text:p>
        </text:list-item>
        <text:list-item>
          <text:p text:style-name="P11">字段名:特殊情况处理 字段类型:文本框 必填</text:p>
        </text:list-item>
      </text:list>
      <text:p text:style-name="P2"><text:tab/><text:tab/><text:tab/>功能名<text:span text:style-name="T5">3:编辑 功能类型:编辑</text:span></text:p>
      <text:list xml:id="list702022361964200427" text:style-name="L4">
        <text:list-item>
          <text:p text:style-name="P28">字段名:合同类型 字段类型:单选框 必填</text:p>
        </text:list-item>
        <text:list-item>
          <text:p text:style-name="P28">字段名:合同性质 字段类型:单选框 必填</text:p>
        </text:list-item>
        <text:list-item>
          <text:p text:style-name="P28">字段名:用人单位<text:span text:style-name="T3">(甲方) 字段类型:文本框 必填</text:span></text:p>
        </text:list-item>
        <text:list-item>
          <text:p text:style-name="P28">字段名:合同期限 字段类型:文本框 必填</text:p>
        </text:list-item>
        <text:list-item>
          <text:p text:style-name="P28">字段名:合同起始日 字段类型:日期框 必填</text:p>
        </text:list-item>
        <text:list-item>
          <text:p text:style-name="P28">字段名:合同约满日 字段类型:日期框 必填</text:p>
        </text:list-item>
        <text:list-item>
          <text:p text:style-name="P28">字段名:试用期时长 字段类型:文本框 必填</text:p>
        </text:list-item>
        <text:list-item>
          <text:p text:style-name="P28">字段名:线上存储路径 字段类型:文本框 非必填</text:p>
        </text:list-item>
        <text:list-item>
          <text:p text:style-name="P28">字段名:线下存储路径 字段类型:文本框 必填</text:p>
        </text:list-item>
        <text:list-item>
          <text:p text:style-name="P12">字段名:合同状态 字段类型:开关按钮<text:span text:style-name="T5">(正常/解除) 默认:正常</text:span></text:p>
        </text:list-item>
      </text:list>
      <text:p text:style-name="P3"><text:tab/><text:tab/><text:tab/>功能名4:删除 功能类型:编辑</text:p>
      <text:p text:style-name="P3"><text:tab/><text:tab/><text:tab/>功能名5:上传附件 功能类型:编辑</text:p>
      <text:p text:style-name="P3"><text:tab/><text:tab/><text:tab/>功能名6:查看详细 功能类型:编辑</text:p>
      <text:p text:style-name="P3"><text:tab/><text:tab/><text:tab/><text:tab/>合同信息</text:p>
      <text:list xml:id="list4714565095335967104" text:style-name="L5">
        <text:list-item>
          <text:p text:style-name="P29"><text:bookmark-start text:name="__DdeLink__193_14876128131"/><text:bookmark-start text:name="__DdeLink__191_14876128131"/>字段名:合同类型 字段类型:单选框 必填</text:p>
        </text:list-item>
        <text:list-item>
          <text:p text:style-name="P29">字段名:合同性质 字段类型:单选框 必填</text:p>
        </text:list-item>
        <text:list-item>
          <text:p text:style-name="P29">字段名:合同编号 字段类型:文本框 必填</text:p>
        </text:list-item>
        <text:list-item>
          <text:p text:style-name="P29">字段名:用人单位<text:span text:style-name="T3">(甲方) 字段类型:文本框 必填</text:span></text:p>
        </text:list-item>
        <text:list-item>
          <text:p text:style-name="P29">字段名:职工姓名<text:span text:style-name="T3">(乙方) 字段类型:单选框 必填</text:span></text:p>
        </text:list-item>
        <text:list-item>
          <text:p text:style-name="P29">字段名:合同期限 字段类型:文本框 必填</text:p>
        </text:list-item>
        <text:list-item>
          <text:p text:style-name="P29">字段名:合同起始日 字段类型:日期框 必填</text:p>
        </text:list-item>
        <text:list-item>
          <text:p text:style-name="P29">字段名:合同约满日 字段类型:日期框 必填</text:p>
        </text:list-item>
        <text:list-item>
          <text:p text:style-name="P29"><text:soft-page-break/>字段名:试用期时长 字段类型:文本框 必填</text:p>
        </text:list-item>
        <text:list-item>
          <text:p text:style-name="P29">字段名:线上存储路径 字段类型:文本框 非必填</text:p>
        </text:list-item>
        <text:list-item>
          <text:p text:style-name="P29">字段名:线下存储路径 字段类型:文本框 必填</text:p>
        </text:list-item>
        <text:list-item>
          <text:p text:style-name="P29">字段名:合同状态 字段类型:开关按钮<text:span text:style-name="T5">(正常/解除) 默认:正常</text:span><text:bookmark-end text:name="__DdeLink__191_14876128131"/><text:bookmark-end text:name="__DdeLink__193_14876128131"/></text:p>
        </text:list-item>
      </text:list>
      <text:p text:style-name="P6"><text:tab/><text:tab/><text:tab/><text:tab/>乙方信息</text:p>
      <text:list xml:id="list1388387355315167214" text:style-name="L6">
        <text:list-item>
          <text:p text:style-name="P30">字段名:姓名 字段类型:单选框 必填</text:p>
        </text:list-item>
        <text:list-item>
          <text:p text:style-name="P33"><text:span text:style-name="T8">字段名:性别 字段类型:开关按钮</text:span><text:span text:style-name="T9">(男/女) 默认:女</text:span></text:p>
        </text:list-item>
        <text:list-item>
          <text:p text:style-name="P13">字段名:出生日期 字段类型:日期框 必填</text:p>
        </text:list-item>
        <text:list-item>
          <text:p text:style-name="P13">字段名:证件类型 字段类型:文本框 必填</text:p>
        </text:list-item>
        <text:list-item>
          <text:p text:style-name="P13">字段名:证件号码 字段类型:文本框 必填</text:p>
        </text:list-item>
        <text:list-item>
          <text:p text:style-name="P13">字段名:联系电话 字段类型:文本框 必填</text:p>
        </text:list-item>
        <text:list-item>
          <text:p text:style-name="P13">字段名:户籍地址 字段类型:文本框 非必填</text:p>
        </text:list-item>
        <text:list-item>
          <text:p text:style-name="P13">字段名:现住址 字段类型:文本框 必填</text:p>
        </text:list-item>
        <text:list-item>
          <text:p text:style-name="P13">字段名:部门 字段类型:文本框 必填</text:p>
        </text:list-item>
        <text:list-item>
          <text:p text:style-name="P13">字段名:岗位 字段类型:文本框 必填</text:p>
        </text:list-item>
        <text:list-item>
          <text:p text:style-name="P13">字段名:是否离职 字段类型:开关按钮 默认:否</text:p>
        </text:list-item>
        <text:list-item>
          <text:p text:style-name="P13">字段名:离职时间 字段类型:日期框 非必填</text:p>
        </text:list-item>
        <text:list-item>
          <text:p text:style-name="P13">字段名:计薪方式 字段类型:文本框 必填</text:p>
        </text:list-item>
        <text:list-item>
          <text:p text:style-name="P33"><text:span text:style-name="T8">字段名:基本报酬 字段类型:数字框 限制:两位小数 大于</text:span><text:span text:style-name="T10">0 必填</text:span></text:p>
        </text:list-item>
        <text:list-item>
          <text:p text:style-name="P13">字段名:薪酬发放日 字段类型:文本框 必填</text:p>
        </text:list-item>
        <text:list-item>
          <text:p text:style-name="P13">字段名:特殊情况处理 字段类型:文本框 必填</text:p>
        </text:list-item>
      </text:list>
      <text:p text:style-name="P3"><text:tab/><text:tab/><text:tab/>功能名7:变更合同 功能类型:编辑</text:p>
      <text:list xml:id="list6320284007547621486" text:style-name="L7">
        <text:list-item>
          <text:p text:style-name="P14">字段名:是否签订新合同 字段类型:开关按钮 默认:否</text:p>
        </text:list-item>
        <text:list-item>
          <text:p text:style-name="P14">字段名:是否添加协议 字段类型:开关按钮 默认:否</text:p>
        </text:list-item>
        <text:list-item>
          <text:p text:style-name="P14">字段名:是否删减协议 字段类型:开关按钮 默认:否</text:p>
        </text:list-item>
        <text:list-item>
          <text:p text:style-name="P14">字段名:是否续签合同 字段类型:开关按钮 默认:否</text:p>
        </text:list-item>
        <text:list-item>
          <text:p text:style-name="P14">字段名:是否解除合同 字段类型:开关按钮 默认:否</text:p>
        </text:list-item>
        <text:list-item>
          <text:p text:style-name="P14">字段名:变更原因 字段类型:文本框 必填</text:p>
        </text:list-item>
        <text:list-item>
          <text:p text:style-name="P14">字段名:变更内容 字段类型:文本框 必填</text:p>
        </text:list-item>
        <text:list-item>
          <text:p text:style-name="P14">字段名:是否已确认变更 <text:s/>字段类型:开关按钮 默认:否</text:p>
        </text:list-item>
        <text:list-item>
          <text:p text:style-name="P14">字段名:变更时间 字段类型:时间框 必填</text:p>
        </text:list-item>
      </text:list>
      <text:p text:style-name="P4"><text:tab/><text:tab/><text:tab/>功能名<text:span text:style-name="T12">8:确认解除合同 功能类型:编辑</text:span></text:p>
      <text:p text:style-name="P3"><text:tab/><text:tab/>导航名_2:员工合同信息详细</text:p>
      <text:p text:style-name="P3"><text:tab/><text:tab/><text:tab/>功能名<text:span text:style-name="T6">1:列表 功能类型:网格</text:span></text:p>
      <text:list xml:id="list4154321468389165546" text:style-name="L8">
        <text:list-item>
          <text:p text:style-name="P15">字段名:姓名</text:p>
        </text:list-item>
        <text:list-item>
          <text:p text:style-name="P15">字段名:性别</text:p>
        </text:list-item>
        <text:list-item>
          <text:p text:style-name="P15"><text:soft-page-break/>字段名:出生日期</text:p>
        </text:list-item>
        <text:list-item>
          <text:p text:style-name="P15">字段名:证件类型</text:p>
        </text:list-item>
        <text:list-item>
          <text:p text:style-name="P15">字段名:证件号码</text:p>
        </text:list-item>
        <text:list-item>
          <text:p text:style-name="P15">字段名:联系电话</text:p>
        </text:list-item>
        <text:list-item>
          <text:p text:style-name="P15">字段名:户籍地址</text:p>
        </text:list-item>
        <text:list-item>
          <text:p text:style-name="P15">字段名:现住址</text:p>
        </text:list-item>
        <text:list-item>
          <text:p text:style-name="P15">字段名:部门</text:p>
        </text:list-item>
        <text:list-item>
          <text:p text:style-name="P15">字段名:岗位</text:p>
        </text:list-item>
        <text:list-item>
          <text:p text:style-name="P15">字段名:是否离职</text:p>
        </text:list-item>
        <text:list-item>
          <text:p text:style-name="P15">字段名:离职时间</text:p>
        </text:list-item>
        <text:list-item>
          <text:p text:style-name="P15">字段名:计薪方式</text:p>
        </text:list-item>
        <text:list-item>
          <text:p text:style-name="P15">字段名:基本报酬</text:p>
        </text:list-item>
        <text:list-item>
          <text:p text:style-name="P15">字段名:薪酬发放日</text:p>
        </text:list-item>
        <text:list-item>
          <text:p text:style-name="P15">字段名:特殊情况处理</text:p>
        </text:list-item>
      </text:list>
      <text:p text:style-name="P3"><text:tab/><text:tab/><text:tab/>功能名<text:span text:style-name="T7">2:编辑 功能类型:编辑</text:span></text:p>
      <text:list xml:id="list6002654283165883810" text:style-name="L9">
        <text:list-item>
          <text:p text:style-name="P31">字段名:姓名 字段类型:单选框 必填</text:p>
        </text:list-item>
        <text:list-item>
          <text:p text:style-name="P34"><text:span text:style-name="T8">字段名:性别 字段类型:开关按钮</text:span><text:span text:style-name="T9">(男/女) 默认:女</text:span></text:p>
        </text:list-item>
        <text:list-item>
          <text:p text:style-name="P16">字段名:出生日期 字段类型:日期框 必填</text:p>
        </text:list-item>
        <text:list-item>
          <text:p text:style-name="P16">字段名:证件类型 字段类型:文本框 必填</text:p>
        </text:list-item>
        <text:list-item>
          <text:p text:style-name="P16">字段名:证件号码 字段类型:文本框 必填</text:p>
        </text:list-item>
        <text:list-item>
          <text:p text:style-name="P16">字段名:联系电话 字段类型:文本框 必填</text:p>
        </text:list-item>
        <text:list-item>
          <text:p text:style-name="P16">字段名:户籍地址 字段类型:文本框 非必填</text:p>
        </text:list-item>
        <text:list-item>
          <text:p text:style-name="P16">字段名:现住址 字段类型:文本框 必填</text:p>
        </text:list-item>
        <text:list-item>
          <text:p text:style-name="P16">字段名:部门 字段类型:文本框 必填</text:p>
        </text:list-item>
        <text:list-item>
          <text:p text:style-name="P16">字段名:岗位 字段类型:文本框 必填</text:p>
        </text:list-item>
        <text:list-item>
          <text:p text:style-name="P16">字段名:是否离职 字段类型:开关按钮 默认:否</text:p>
        </text:list-item>
        <text:list-item>
          <text:p text:style-name="P16">字段名:离职时间 字段类型:日期框 非必填</text:p>
        </text:list-item>
        <text:list-item>
          <text:p text:style-name="P16">字段名:计薪方式 字段类型:文本框 必填</text:p>
        </text:list-item>
        <text:list-item>
          <text:p text:style-name="P34"><text:span text:style-name="T8">字段名:基本报酬 字段类型:数字框 限制:两位小数 大于</text:span><text:span text:style-name="T10">0 必填</text:span></text:p>
        </text:list-item>
        <text:list-item>
          <text:p text:style-name="P16">字段名:薪酬发放日 字段类型:文本框 必填</text:p>
        </text:list-item>
        <text:list-item>
          <text:p text:style-name="P16">字段名:特殊情况处理 字段类型:文本框 必填</text:p>
        </text:list-item>
      </text:list>
      <text:p text:style-name="P5"><text:tab/><text:tab/>导航名<text:span text:style-name="T7">3:变更详细</text:span></text:p>
      <text:p text:style-name="P5"><text:tab/><text:tab/><text:tab/>功能名<text:span text:style-name="T11">1:列表 功能类型:网格</text:span></text:p>
      <text:list xml:id="list2319637601583063515" text:style-name="L10">
        <text:list-item>
          <text:p text:style-name="P32">字段名:合同类型</text:p>
        </text:list-item>
        <text:list-item>
          <text:p text:style-name="P32">字段名:合同性质</text:p>
        </text:list-item>
        <text:list-item>
          <text:p text:style-name="P32">字段名:合同编号</text:p>
        </text:list-item>
        <text:list-item>
          <text:p text:style-name="P32"><text:soft-page-break/>字段名:用人单位<text:span text:style-name="T3">(甲方)</text:span></text:p>
        </text:list-item>
        <text:list-item>
          <text:p text:style-name="P17">字段名:职工姓名<text:span text:style-name="T3">(乙方)</text:span></text:p>
        </text:list-item>
        <text:list-item>
          <text:p text:style-name="P18">字段名:是否签订新合同</text:p>
        </text:list-item>
        <text:list-item>
          <text:p text:style-name="P18">字段名:是否添加协议</text:p>
        </text:list-item>
        <text:list-item>
          <text:p text:style-name="P18">字段名:是否删减协议</text:p>
        </text:list-item>
        <text:list-item>
          <text:p text:style-name="P18">字段名:是否续签合同</text:p>
        </text:list-item>
        <text:list-item>
          <text:p text:style-name="P18">字段名:是否解除合同</text:p>
        </text:list-item>
        <text:list-item>
          <text:p text:style-name="P18">字段名:变更原因</text:p>
        </text:list-item>
        <text:list-item>
          <text:p text:style-name="P18">字段名:变更内容</text:p>
        </text:list-item>
        <text:list-item>
          <text:p text:style-name="P18">字段名:是否已确认变更</text:p>
        </text:list-item>
        <text:list-item>
          <text:p text:style-name="P18">字段名:变更时间</text:p>
        </text:list-item>
      </text:list>
      <text:p text:style-name="P4"><text:tab/><text:tab/><text:tab/>功能名<text:span text:style-name="T11">2</text:span>:编辑 功能类型:编辑</text:p>
      <text:list xml:id="list8305967448554547298" text:style-name="L11">
        <text:list-item>
          <text:p text:style-name="P19">字段名:是否签订新合同 字段类型:开关按钮 默认:否</text:p>
        </text:list-item>
        <text:list-item>
          <text:p text:style-name="P19">字段名:是否添加协议 字段类型:开关按钮 默认:否</text:p>
        </text:list-item>
        <text:list-item>
          <text:p text:style-name="P19">字段名:是否删减协议 字段类型:开关按钮 默认:否</text:p>
        </text:list-item>
        <text:list-item>
          <text:p text:style-name="P19">字段名:是否续签合同 字段类型:开关按钮 默认:否</text:p>
        </text:list-item>
        <text:list-item>
          <text:p text:style-name="P19">字段名:是否解除合同 字段类型:开关按钮 默认:否</text:p>
        </text:list-item>
        <text:list-item>
          <text:p text:style-name="P19">字段名:变更原因 字段类型:文本框 必填</text:p>
        </text:list-item>
        <text:list-item>
          <text:p text:style-name="P19">字段名:变更内容 字段类型:文本框 必填</text:p>
        </text:list-item>
        <text:list-item>
          <text:p text:style-name="P19">字段名:是否已确认变更 <text:s/>字段类型:开关按钮 默认:否</text:p>
        </text:list-item>
        <text:list-item>
          <text:p text:style-name="P19">字段名:变更时间 字段类型:时间框 必填</text:p>
        </text:list-item>
      </text:list>
      <text:p text:style-name="P4"><text:tab/><text:tab/><text:tab/>功能名<text:span text:style-name="T11">3:删除 功能类型:编辑</text:span></text:p>
      <text:p text:style-name="P4"><text:tab/><text:tab/>导航名<text:span text:style-name="T11">4:合同类型</text:span></text:p>
      <text:p text:style-name="P4"><text:tab/><text:tab/><text:tab/>功能名<text:span text:style-name="T11">1:列表 功能类型:网格</text:span></text:p>
      <text:list xml:id="list8594935744229979698" text:style-name="L12">
        <text:list-item>
          <text:p text:style-name="P20">字段名:类型</text:p>
        </text:list-item>
        <text:list-item>
          <text:p text:style-name="P20">字段名:描述</text:p>
        </text:list-item>
        <text:list-item>
          <text:p text:style-name="P20">字段名:状态</text:p>
        </text:list-item>
      </text:list>
      <text:p text:style-name="P4"><text:tab/><text:tab/><text:tab/>功能名<text:span text:style-name="T11">2:添加 功能类型:编辑</text:span></text:p>
      <text:list xml:id="list5537365738061780555" text:style-name="L13">
        <text:list-item>
          <text:p text:style-name="P21">字段名:类型 字段类型:文本框 必填</text:p>
        </text:list-item>
        <text:list-item>
          <text:p text:style-name="P21">字段名:描述 字段类型:文本框 非必填</text:p>
        </text:list-item>
      </text:list>
      <text:p text:style-name="P4"><text:tab/><text:tab/><text:tab/>功能名<text:span text:style-name="T11">3:编辑 功能类型:编辑</text:span></text:p>
      <text:list xml:id="list1497323854694122787" text:style-name="L14">
        <text:list-item>
          <text:p text:style-name="P22">字段名:类型 字段类型:文本框 必填</text:p>
        </text:list-item>
        <text:list-item>
          <text:p text:style-name="P22">字段名:描述 字段类型:文本框 非必填</text:p>
        </text:list-item>
      </text:list>
      <text:p text:style-name="P4"><text:tab/><text:tab/><text:tab/>功能名<text:span text:style-name="T11">4:删除 功能类型:编辑</text:span></text:p>
      <text:p text:style-name="P4"><text:tab/><text:tab/><text:tab/>功能名<text:span text:style-name="T11">5:冻结 <text:s/>功能类型:编辑</text:span></text:p>
      <text:p text:style-name="P4"><text:tab/><text:tab/><text:tab/>功能名<text:span text:style-name="T11">6:解冻 功能类型:编辑</text:span></text:p>
      <text:p text:style-name="P4"><text:tab/><text:tab/>导航名<text:span text:style-name="T11">4:合同性质</text:span></text:p>
      <text:p text:style-name="P4"><text:soft-page-break/><text:tab/><text:tab/><text:tab/>功能名<text:span text:style-name="T11">1:列表 功能类型:网格</text:span></text:p>
      <text:list xml:id="list5964441360975235032" text:style-name="L15">
        <text:list-item>
          <text:p text:style-name="P35"><text:span text:style-name="T8">字段名:</text:span><text:bookmark-start text:name="__DdeLink__210_1487612813"/><text:span text:style-name="T8">性质</text:span><text:bookmark-end text:name="__DdeLink__210_1487612813"/></text:p>
        </text:list-item>
        <text:list-item>
          <text:p text:style-name="P23">字段名:描述</text:p>
        </text:list-item>
        <text:list-item>
          <text:p text:style-name="P23">字段名:状态</text:p>
        </text:list-item>
      </text:list>
      <text:p text:style-name="P4"><text:tab/><text:tab/><text:tab/>功能名<text:span text:style-name="T11">2:添加 功能类型:编辑</text:span></text:p>
      <text:list xml:id="list6882625028931085358" text:style-name="L16">
        <text:list-item>
          <text:p text:style-name="P24">字段名:性质 字段类型:文本框 必填</text:p>
        </text:list-item>
        <text:list-item>
          <text:p text:style-name="P25">字段名:描述 字段类型:文本框 非必填</text:p>
        </text:list-item>
      </text:list>
      <text:p text:style-name="P4"><text:tab/><text:tab/><text:tab/>功能名<text:span text:style-name="T11">3:编辑 功能类型:编辑</text:span></text:p>
      <text:list xml:id="list6903292009222864023" text:style-name="L17">
        <text:list-item>
          <text:p text:style-name="P26">字段名:性质 字段类型:文本框 必填</text:p>
        </text:list-item>
        <text:list-item>
          <text:p text:style-name="P27">字段名:描述 字段类型:文本框 非必填</text:p>
        </text:list-item>
      </text:list>
      <text:p text:style-name="P4"><text:tab/><text:tab/><text:tab/>功能名<text:span text:style-name="T11">4:删除 功能类型:编辑</text:span></text:p>
      <text:p text:style-name="P4"><text:tab/><text:tab/><text:tab/>功能名<text:span text:style-name="T11">5:冻结 <text:s/>功能类型:编辑</text:span></text:p>
      <text:p text:style-name="P4"><text:tab/><text:tab/><text:tab/>功能名<text:span text:style-name="T11">6:解冻 功能类型:编辑</text:span></text:p>
      <text:p text:style-name="P4"/>
      <text:p text:style-name="P4"/>
      <text:p text:style-name="P4"/>
      <text:p text:style-name="P7">修改：</text:p>
      <text:p text:style-name="P8"><text:tab/>1.添加导航权限，下拉权限，功能导航权限，设置模块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35:04.248262033</meta:creation-date>
    <dc:date>2017-07-27T17:27:32.891230911</dc:date>
    <meta:editing-duration>PT2H15M26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6" meta:paragraph-count="196" meta:word-count="3148" meta:character-count="3738" meta:non-whitespace-character-count="3384"/>
  </office:meta>
</office:document-meta>
</file>